
<file path=META-INF/manifest.xml><?xml version="1.0" encoding="utf-8"?>
<prfx1:manifest xmlns:prfx1="urn:oasis:names:tc:opendocument:xmlns:manifest:1.0">
  <prfx1:file-entry prfx1:media-type="application/vnd.oasis.opendocument.spreadsheet" prfx1:full-path="/"/>
  <prfx1:file-entry prfx1:media-type="text/xml" prfx1:full-path="styles.xml"/>
  <prfx1:file-entry prfx1:media-type="text/xml" prfx1:full-path="content.xml"/>
  <prfx1:file-entry prfx1:media-type="text/xml" prfx1:full-path="meta.xml"/>
</prfx1:manifest>
</file>

<file path=content.xml><?xml version="1.0" encoding="utf-8"?>
<prfx1:document-content xmlns:prfx1="urn:oasis:names:tc:opendocument:xmlns:office:1.0" prfx1:version="1.2">
  <prfx1:font-face-decls>
    <prfx2:font-face xmlns:prfx2="urn:oasis:names:tc:opendocument:xmlns:style:1.0" xmlns:prfx3="urn:oasis:names:tc:opendocument:xmlns:svg-compatible:1.0" prfx3:font-family="Arial" prfx2:name="Arial"/>
    <prfx2:font-face xmlns:prfx2="urn:oasis:names:tc:opendocument:xmlns:style:1.0" xmlns:prfx3="urn:oasis:names:tc:opendocument:xmlns:svg-compatible:1.0" prfx3:font-family="Cambria" prfx2:name="Cambria"/>
  </prfx1:font-face-decls>
  <prfx1:automatic-styles>
    <prfx2:style xmlns:prfx2="urn:oasis:names:tc:opendocument:xmlns:style:1.0" prfx2:parent-style-name="Default" prfx2:name="ce1" prfx2:family="table-cell" prfx2:data-style-name="N0"/>
    <prfx2:style xmlns:prfx2="urn:oasis:names:tc:opendocument:xmlns:style:1.0" prfx2:parent-style-name="Default" prfx2:name="ce2" prfx2:family="table-cell" prfx2:data-style-name="N0">
      <prfx2:table-cell-properties prfx2:vertical-align="automatic"/>
      <prfx2:text-properties xmlns:prfx3="urn:oasis:names:tc:opendocument:xmlns:xsl-fo-compatible:1.0" prfx3:font-size="11pt" prfx2:font-size-complex="11pt" prfx2:font-size-asian="11pt" prfx2:font-name-complex="Cambria" prfx2:font-name-asian="Cambria" prfx2:font-name="Cambria" prfx2:font-family-generic="roman"/>
    </prfx2:style>
    <prfx2:style xmlns:prfx2="urn:oasis:names:tc:opendocument:xmlns:style:1.0" prfx2:parent-style-name="Default" prfx2:name="ce3" prfx2:family="table-cell" prfx2:data-style-name="N0">
      <prfx2:table-cell-properties prfx2:vertical-align="automatic"/>
      <prfx2:text-properties xmlns:prfx3="urn:oasis:names:tc:opendocument:xmlns:xsl-fo-compatible:1.0" prfx3:font-weight="bold" prfx3:font-size="11pt" prfx2:font-weight-complex="bold" prfx2:font-weight-asian="bold" prfx2:font-size-complex="11pt" prfx2:font-size-asian="11pt" prfx2:font-name-complex="Cambria" prfx2:font-name-asian="Cambria" prfx2:font-name="Cambria" prfx2:font-family-generic="roman"/>
    </prfx2:style>
    <prfx2:style xmlns:prfx2="urn:oasis:names:tc:opendocument:xmlns:style:1.0" prfx2:name="co1" prfx2:family="table-column">
      <prfx2:table-column-properties xmlns:prfx3="urn:oasis:names:tc:opendocument:xmlns:xsl-fo-compatible:1.0" prfx3:break-before="auto" prfx2:column-width="2.83104166666667cm"/>
    </prfx2:style>
    <prfx2:style xmlns:prfx2="urn:oasis:names:tc:opendocument:xmlns:style:1.0" prfx2:name="co2" prfx2:family="table-column">
      <prfx2:table-column-properties xmlns:prfx3="urn:oasis:names:tc:opendocument:xmlns:xsl-fo-compatible:1.0" prfx3:break-before="auto" prfx2:column-width="1.984375cm"/>
    </prfx2:style>
    <prfx2:style xmlns:prfx2="urn:oasis:names:tc:opendocument:xmlns:style:1.0" prfx2:name="ro1" prfx2:family="table-row">
      <prfx2:table-row-properties xmlns:prfx3="urn:oasis:names:tc:opendocument:xmlns:xsl-fo-compatible:1.0" prfx3:break-before="auto" prfx2:use-optimal-row-height="true" prfx2:row-height="16pt"/>
    </prfx2:style>
    <prfx2:style xmlns:prfx2="urn:oasis:names:tc:opendocument:xmlns:style:1.0" prfx2:name="ro2" prfx2:family="table-row">
      <prfx2:table-row-properties xmlns:prfx3="urn:oasis:names:tc:opendocument:xmlns:xsl-fo-compatible:1.0" prfx3:break-before="auto" prfx2:use-optimal-row-height="false" prfx2:row-height="15.75pt"/>
    </prfx2:style>
    <prfx2:style xmlns:prfx2="urn:oasis:names:tc:opendocument:xmlns:style:1.0" prfx2:name="ta1" prfx2:master-page-name="mp1" prfx2:family="table">
      <prfx2:table-properties xmlns:prfx3="urn:oasis:names:tc:opendocument:xmlns:table:1.0" prfx3:display="true" prfx2:writing-mode="lr-tb"/>
    </prfx2:style>
  </prfx1:automatic-styles>
  <prfx1:body>
    <prfx1:spreadsheet>
      <prfx2:calculation-settings xmlns:prfx2="urn:oasis:names:tc:opendocument:xmlns:table:1.0" prfx2:use-wildcards="true" prfx2:use-regular-expressions="false" prfx2:search-criteria-must-apply-to-whole-cell="true" prfx2:case-sensitive="false" prfx2:automatic-find-labels="false">
        <prfx2:iteration prfx2:maximum-difference="1E-4"/>
      </prfx2:calculation-settings>
      <prfx2:table xmlns:prfx2="urn:oasis:names:tc:opendocument:xmlns:table:1.0" prfx2:style-name="ta1" prfx2:name="Sheet1">
        <prfx2:table-column prfx2:style-name="co1" prfx2:number-columns-repeated="1024" prfx2:default-cell-style-name="ce1"/>
        <prfx2:table-column prfx2:style-name="co2" prfx2:number-columns-repeated="15360" prfx2:default-cell-style-name="ce1"/>
        <prfx2:table-row prfx2:style-name="ro1">
          <prfx2:table-cell prfx2:style-name="ce1" prfx1:value-type="float" prfx1:value="3">
            <prfx3:p xmlns:prfx3="urn:oasis:names:tc:opendocument:xmlns:text:1.0">3</prfx3:p>
          </prfx2:table-cell>
          <prfx2:table-cell prfx2:style-name="ce2" prfx1:value-type="float" prfx1:value="2">
            <prfx3:p xmlns:prfx3="urn:oasis:names:tc:opendocument:xmlns:text:1.0">2</prfx3:p>
          </prfx2:table-cell>
          <prfx2:table-cell prfx2:style-name="ce1" prfx2:number-columns-repeated="16382"/>
        </prfx2:table-row>
        <prfx2:table-row prfx2:style-name="ro1">
          <prfx2:table-cell prfx2:style-name="ce2" prfx1:value-type="string">
            <prfx3:p xmlns:prfx3="urn:oasis:names:tc:opendocument:xmlns:text:1.0">Hello</prfx3:p>
          </prfx2:table-cell>
          <prfx2:table-cell prfx2:style-name="ce1" prfx1:value-type="string">
            <prfx3:p xmlns:prfx3="urn:oasis:names:tc:opendocument:xmlns:text:1.0">Hello World</prfx3:p>
          </prfx2:table-cell>
          <prfx2:table-cell prfx2:style-name="ce1" prfx2:number-columns-repeated="16382"/>
        </prfx2:table-row>
        <prfx2:table-row prfx2:style-name="ro1">
          <prfx2:table-cell prfx2:style-name="ce1" prfx1:value-type="float" prfx1:value="1">
            <prfx3:p xmlns:prfx3="urn:oasis:names:tc:opendocument:xmlns:text:1.0">1</prfx3:p>
          </prfx2:table-cell>
          <prfx2:table-cell prfx2:style-name="ce1" prfx2:number-columns-repeated="16383"/>
        </prfx2:table-row>
        <prfx2:table-row prfx2:style-name="ro2" prfx2:number-rows-repeated="3">
          <prfx2:table-cell prfx2:number-columns-repeated="16384"/>
        </prfx2:table-row>
        <prfx2:table-row prfx2:style-name="ro1">
          <prfx2:table-cell prfx2:style-name="ce1" prfx2:number-columns-repeated="5"/>
          <prfx2:table-cell prfx2:style-name="ce3" prfx1:value-type="string">
            <prfx3:p xmlns:prfx3="urn:oasis:names:tc:opendocument:xmlns:text:1.0">Outlier!</prfx3:p>
          </prfx2:table-cell>
          <prfx2:table-cell prfx2:number-columns-repeated="16378"/>
        </prfx2:table-row>
        <prfx2:table-row prfx2:style-name="ro2" prfx2:number-rows-repeated="1048569">
          <prfx2:table-cell prfx2:number-columns-repeated="16384"/>
        </prfx2:table-row>
      </prfx2:table>
    </prfx1:spreadsheet>
  </prfx1:body>
</prfx1:document-content>
</file>

<file path=styles.xml><?xml version="1.0" encoding="utf-8"?>
<prfx1:document-styles xmlns:prfx1="urn:oasis:names:tc:opendocument:xmlns:office:1.0" prfx1:version="1.2">
  <prfx1:font-face-decls>
    <prfx2:font-face xmlns:prfx2="urn:oasis:names:tc:opendocument:xmlns:style:1.0" xmlns:prfx3="urn:oasis:names:tc:opendocument:xmlns:svg-compatible:1.0" prfx3:font-family="Arial" prfx2:name="Arial"/>
    <prfx2:font-face xmlns:prfx2="urn:oasis:names:tc:opendocument:xmlns:style:1.0" xmlns:prfx3="urn:oasis:names:tc:opendocument:xmlns:svg-compatible:1.0" prfx3:font-family="Cambria" prfx2:name="Cambria"/>
  </prfx1:font-face-decls>
  <prfx1:styles>
    <prfx2:number-style xmlns:prfx2="urn:oasis:names:tc:opendocument:xmlns:datastyle:1.0" xmlns:prfx3="urn:oasis:names:tc:opendocument:xmlns:style:1.0" prfx3:name="N0">
      <prfx2:number prfx2:min-integer-digits="1"/>
    </prfx2:number-style>
    <prfx2:style xmlns:prfx2="urn:oasis:names:tc:opendocument:xmlns:style:1.0" prfx2:name="Accent" prfx2:family="table-cell" prfx2:data-style-name="N0">
      <prfx2:table-cell-properties xmlns:prfx3="urn:oasis:names:tc:opendocument:xmlns:xsl-fo-compatible:1.0" prfx3:background-color="transparent" prfx2:vertical-align="automatic"/>
      <prfx2:text-properties xmlns:prfx3="urn:oasis:names:tc:opendocument:xmlns:xsl-fo-compatible:1.0" prfx3:font-weight="bold" prfx3:font-size="10pt" prfx2:font-weight-complex="bold" prfx2:font-weight-asian="bold" prfx2:font-size-complex="10pt" prfx2:font-size-asian="10pt"/>
    </prfx2:style>
    <prfx2:style xmlns:prfx2="urn:oasis:names:tc:opendocument:xmlns:style:1.0" prfx2:name="Accent_32_1" prfx2:family="table-cell" prfx2:display-name="Accent 1" prfx2:data-style-name="N0">
      <prfx2:table-cell-properties xmlns:prfx3="urn:oasis:names:tc:opendocument:xmlns:xsl-fo-compatible:1.0" prfx3:background-color="#000000" prfx2:vertical-align="automatic"/>
      <prfx2:text-properties xmlns:prfx3="urn:oasis:names:tc:opendocument:xmlns:xsl-fo-compatible:1.0" prfx3:font-size="10pt" prfx3:color="#FFFFFF" prfx2:font-size-complex="10pt" prfx2:font-size-asian="10pt"/>
    </prfx2:style>
    <prfx2:style xmlns:prfx2="urn:oasis:names:tc:opendocument:xmlns:style:1.0" prfx2:name="Accent_32_2" prfx2:family="table-cell" prfx2:display-name="Accent 2" prfx2:data-style-name="N0">
      <prfx2:table-cell-properties xmlns:prfx3="urn:oasis:names:tc:opendocument:xmlns:xsl-fo-compatible:1.0" prfx3:background-color="#808080" prfx2:vertical-align="automatic"/>
      <prfx2:text-properties xmlns:prfx3="urn:oasis:names:tc:opendocument:xmlns:xsl-fo-compatible:1.0" prfx3:font-size="10pt" prfx3:color="#FFFFFF" prfx2:font-size-complex="10pt" prfx2:font-size-asian="10pt"/>
    </prfx2:style>
    <prfx2:style xmlns:prfx2="urn:oasis:names:tc:opendocument:xmlns:style:1.0" prfx2:name="Accent_32_3" prfx2:family="table-cell" prfx2:display-name="Accent 3" prfx2:data-style-name="N0">
      <prfx2:table-cell-properties xmlns:prfx3="urn:oasis:names:tc:opendocument:xmlns:xsl-fo-compatible:1.0" prfx3:background-color="#DDDDDD" prfx2:vertical-align="automatic"/>
      <prfx2:text-properties xmlns:prfx3="urn:oasis:names:tc:opendocument:xmlns:xsl-fo-compatible:1.0" prfx3:font-weight="bold" prfx3:font-size="10pt" prfx2:font-weight-complex="bold" prfx2:font-weight-asian="bold" prfx2:font-size-complex="10pt" prfx2:font-size-asian="10pt"/>
    </prfx2:style>
    <prfx2:style xmlns:prfx2="urn:oasis:names:tc:opendocument:xmlns:style:1.0" prfx2:name="Bad" prfx2:family="table-cell" prfx2:data-style-name="N0">
      <prfx2:table-cell-properties xmlns:prfx3="urn:oasis:names:tc:opendocument:xmlns:xsl-fo-compatible:1.0" prfx3:background-color="#FFCCCC" prfx2:vertical-align="automatic"/>
      <prfx2:text-properties xmlns:prfx3="urn:oasis:names:tc:opendocument:xmlns:xsl-fo-compatible:1.0" prfx3:font-size="10pt" prfx3:color="#CC0000" prfx2:font-size-complex="10pt" prfx2:font-size-asian="10pt"/>
    </prfx2:style>
    <prfx2:style xmlns:prfx2="urn:oasis:names:tc:opendocument:xmlns:style:1.0" prfx2:name="Error" prfx2:family="table-cell" prfx2:data-style-name="N0">
      <prfx2:table-cell-properties xmlns:prfx3="urn:oasis:names:tc:opendocument:xmlns:xsl-fo-compatible:1.0" prfx3:background-color="#CC0000" prfx2:vertical-align="automatic"/>
      <prfx2:text-properties xmlns:prfx3="urn:oasis:names:tc:opendocument:xmlns:xsl-fo-compatible:1.0" prfx3:font-weight="bold" prfx3:font-size="10pt" prfx3:color="#FFFFFF" prfx2:font-weight-complex="bold" prfx2:font-weight-asian="bold" prfx2:font-size-complex="10pt" prfx2:font-size-asian="10pt"/>
    </prfx2:style>
    <prfx2:style xmlns:prfx2="urn:oasis:names:tc:opendocument:xmlns:style:1.0" prfx2:name="Footnote" prfx2:family="table-cell" prfx2:data-style-name="N0">
      <prfx2:table-cell-properties xmlns:prfx3="urn:oasis:names:tc:opendocument:xmlns:xsl-fo-compatible:1.0" prfx3:background-color="transparent" prfx2:vertical-align="automatic"/>
      <prfx2:text-properties xmlns:prfx3="urn:oasis:names:tc:opendocument:xmlns:xsl-fo-compatible:1.0" prfx3:font-style="italic" prfx3:font-size="10pt" prfx3:color="#808080" prfx2:font-style-complex="italic" prfx2:font-style-asian="italic" prfx2:font-size-complex="10pt" prfx2:font-size-asian="10pt"/>
    </prfx2:style>
    <prfx2:style xmlns:prfx2="urn:oasis:names:tc:opendocument:xmlns:style:1.0" prfx2:name="Good" prfx2:family="table-cell" prfx2:data-style-name="N0">
      <prfx2:table-cell-properties xmlns:prfx3="urn:oasis:names:tc:opendocument:xmlns:xsl-fo-compatible:1.0" prfx3:background-color="#CCFFCC" prfx2:vertical-align="automatic"/>
      <prfx2:text-properties xmlns:prfx3="urn:oasis:names:tc:opendocument:xmlns:xsl-fo-compatible:1.0" prfx3:font-size="10pt" prfx3:color="#006600" prfx2:font-size-complex="10pt" prfx2:font-size-asian="10pt"/>
    </prfx2:style>
    <prfx2:style xmlns:prfx2="urn:oasis:names:tc:opendocument:xmlns:style:1.0" prfx2:name="Heading" prfx2:family="table-cell" prfx2:data-style-name="N0">
      <prfx2:table-cell-properties xmlns:prfx3="urn:oasis:names:tc:opendocument:xmlns:xsl-fo-compatible:1.0" prfx3:background-color="transparent" prfx2:vertical-align="automatic"/>
      <prfx2:text-properties xmlns:prfx3="urn:oasis:names:tc:opendocument:xmlns:xsl-fo-compatible:1.0" prfx3:font-weight="bold" prfx3:font-size="24pt" prfx2:font-weight-complex="bold" prfx2:font-weight-asian="bold" prfx2:font-size-complex="24pt" prfx2:font-size-asian="24pt"/>
    </prfx2:style>
    <prfx2:style xmlns:prfx2="urn:oasis:names:tc:opendocument:xmlns:style:1.0" prfx2:name="Heading_32_1" prfx2:family="table-cell" prfx2:display-name="Heading 1" prfx2:data-style-name="N0">
      <prfx2:table-cell-properties xmlns:prfx3="urn:oasis:names:tc:opendocument:xmlns:xsl-fo-compatible:1.0" prfx3:background-color="transparent" prfx2:vertical-align="automatic"/>
      <prfx2:text-properties xmlns:prfx3="urn:oasis:names:tc:opendocument:xmlns:xsl-fo-compatible:1.0" prfx3:font-size="18pt" prfx2:font-size-complex="18pt" prfx2:font-size-asian="18pt"/>
    </prfx2:style>
    <prfx2:style xmlns:prfx2="urn:oasis:names:tc:opendocument:xmlns:style:1.0" prfx2:name="Heading_32_2" prfx2:family="table-cell" prfx2:display-name="Heading 2" prfx2:data-style-name="N0">
      <prfx2:table-cell-properties xmlns:prfx3="urn:oasis:names:tc:opendocument:xmlns:xsl-fo-compatible:1.0" prfx3:background-color="transparent" prfx2:vertical-align="automatic"/>
    </prfx2:style>
    <prfx2:style xmlns:prfx2="urn:oasis:names:tc:opendocument:xmlns:style:1.0" prfx2:name="Hyperlink" prfx2:family="table-cell" prfx2:data-style-name="N0">
      <prfx2:table-cell-properties xmlns:prfx3="urn:oasis:names:tc:opendocument:xmlns:xsl-fo-compatible:1.0" prfx3:background-color="transparent" prfx2:vertical-align="automatic"/>
      <prfx2:text-properties xmlns:prfx3="urn:oasis:names:tc:opendocument:xmlns:xsl-fo-compatible:1.0" prfx3:font-size="10pt" prfx3:color="#0000EE" prfx2:text-underline-type="single" prfx2:text-underline-style="solid" prfx2:font-size-complex="10pt" prfx2:font-size-asian="10pt"/>
    </prfx2:style>
    <prfx2:style xmlns:prfx2="urn:oasis:names:tc:opendocument:xmlns:style:1.0" prfx2:name="Neutral" prfx2:family="table-cell" prfx2:data-style-name="N0">
      <prfx2:table-cell-properties xmlns:prfx3="urn:oasis:names:tc:opendocument:xmlns:xsl-fo-compatible:1.0" prfx3:background-color="#FFFFCC" prfx2:vertical-align="automatic"/>
      <prfx2:text-properties xmlns:prfx3="urn:oasis:names:tc:opendocument:xmlns:xsl-fo-compatible:1.0" prfx3:font-size="10pt" prfx3:color="#996600" prfx2:font-size-complex="10pt" prfx2:font-size-asian="10pt"/>
    </prfx2:style>
    <prfx2:style xmlns:prfx2="urn:oasis:names:tc:opendocument:xmlns:style:1.0" prfx2:name="Default" prfx2:family="table-cell" prfx2:data-style-name="N0">
      <prfx2:table-cell-properties xmlns:prfx3="urn:oasis:names:tc:opendocument:xmlns:xsl-fo-compatible:1.0" prfx3:background-color="transparent" prfx2:vertical-align="automatic"/>
      <prfx2:text-properties xmlns:prfx3="urn:oasis:names:tc:opendocument:xmlns:xsl-fo-compatible:1.0" prfx3:font-size="12pt" prfx3:color="#000000" prfx2:font-size-complex="12pt" prfx2:font-size-asian="12pt" prfx2:font-name-complex="Arial" prfx2:font-name-asian="Arial" prfx2:font-name="Arial"/>
    </prfx2:style>
    <prfx2:style xmlns:prfx2="urn:oasis:names:tc:opendocument:xmlns:style:1.0" prfx2:name="Note" prfx2:family="table-cell" prfx2:data-style-name="N0">
      <prfx2:table-cell-properties xmlns:prfx3="urn:oasis:names:tc:opendocument:xmlns:xsl-fo-compatible:1.0" prfx3:border="thin solid #808080" prfx3:background-color="#FFFFCC" prfx2:vertical-align="automatic"/>
      <prfx2:text-properties xmlns:prfx3="urn:oasis:names:tc:opendocument:xmlns:xsl-fo-compatible:1.0" prfx3:font-size="10pt" prfx3:color="#333333" prfx2:font-size-complex="10pt" prfx2:font-size-asian="10pt"/>
    </prfx2:style>
    <prfx2:style xmlns:prfx2="urn:oasis:names:tc:opendocument:xmlns:style:1.0" prfx2:name="Status" prfx2:family="table-cell" prfx2:data-style-name="N0">
      <prfx2:table-cell-properties xmlns:prfx3="urn:oasis:names:tc:opendocument:xmlns:xsl-fo-compatible:1.0" prfx3:background-color="transparent" prfx2:vertical-align="automatic"/>
    </prfx2:style>
    <prfx2:style xmlns:prfx2="urn:oasis:names:tc:opendocument:xmlns:style:1.0" prfx2:name="Text" prfx2:family="table-cell" prfx2:data-style-name="N0">
      <prfx2:table-cell-properties xmlns:prfx3="urn:oasis:names:tc:opendocument:xmlns:xsl-fo-compatible:1.0" prfx3:background-color="transparent" prfx2:vertical-align="automatic"/>
    </prfx2:style>
    <prfx2:style xmlns:prfx2="urn:oasis:names:tc:opendocument:xmlns:style:1.0" prfx2:name="Warning" prfx2:family="table-cell" prfx2:data-style-name="N0">
      <prfx2:table-cell-properties xmlns:prfx3="urn:oasis:names:tc:opendocument:xmlns:xsl-fo-compatible:1.0" prfx3:background-color="transparent" prfx2:vertical-align="automatic"/>
      <prfx2:text-properties xmlns:prfx3="urn:oasis:names:tc:opendocument:xmlns:xsl-fo-compatible:1.0" prfx3:font-size="10pt" prfx3:color="#CC0000" prfx2:font-size-complex="10pt" prfx2:font-size-asian="10pt"/>
    </prfx2:style>
    <prfx2:default-style xmlns:prfx2="urn:oasis:names:tc:opendocument:xmlns:style:1.0" prfx2:family="graphic">
      <prfx2:graphic-properties xmlns:prfx4="urn:oasis:names:tc:opendocument:xmlns:svg-compatible:1.0" xmlns:prfx3="urn:oasis:names:tc:opendocument:xmlns:drawing:1.0" prfx4:stroke-width="0.01389in" prfx4:stroke-opacity="100%" prfx4:stroke-linecap="butt" prfx4:stroke-color="#2f528f" prfx3:stroke-linejoin="miter" prfx3:stroke="solid" prfx3:opacity="100%" prfx3:fill-color="#4472c4" prfx3:fill="solid"/>
    </prfx2:default-style>
  </prfx1:styles>
  <prfx1:automatic-styles>
    <prfx2:page-layout xmlns:prfx2="urn:oasis:names:tc:opendocument:xmlns:style:1.0" prfx2:name="pm1">
      <prfx2:page-layout-properties xmlns:prfx3="urn:oasis:names:tc:opendocument:xmlns:xsl-fo-compatible:1.0" prfx3:margin-top="0.983888888888889in" prfx3:margin-right="0.748055555555556in" prfx3:margin-left="0.748055555555556in" prfx3:margin-bottom="0.983888888888889in" prfx2:table-centering="none" prfx2:scale-to="100%" prfx2:print-page-order="ttb" prfx2:print-orientation="portrait" prfx2:print="objects charts drawings" prfx2:first-page-number="continue"/>
      <prfx2:header-style>
        <prfx2:header-footer-properties xmlns:prfx3="urn:oasis:names:tc:opendocument:xmlns:xsl-fo-compatible:1.0" prfx3:min-height="0.39375in" prfx3:margin-right="0in" prfx3:margin-left="0in" prfx3:margin-bottom="0in"/>
      </prfx2:header-style>
      <prfx2:footer-style>
        <prfx2:header-footer-properties xmlns:prfx3="urn:oasis:names:tc:opendocument:xmlns:xsl-fo-compatible:1.0" prfx3:min-height="0.39375in" prfx3:margin-top="0in" prfx3:margin-right="0in" prfx3:margin-left="0in"/>
      </prfx2:footer-style>
    </prfx2:page-layout>
  </prfx1:automatic-styles>
  <prfx1:master-styles>
    <prfx2:master-page xmlns:prfx2="urn:oasis:names:tc:opendocument:xmlns:style:1.0" prfx2:page-layout-name="pm1" prfx2:name="mp1">
      <prfx2:header/>
      <prfx2:header-left prfx2:display="false"/>
      <prfx2:footer/>
      <prfx2:footer-left prfx2:display="false"/>
    </prfx2:master-page>
  </prfx1:master-styles>
</prfx1:document-styles>
</file>

<file path=meta.xml><?xml version="1.0" encoding="utf-8"?>
<prfx1:document-meta xmlns:prfx1="urn:oasis:names:tc:opendocument:xmlns:office:1.0" prfx1:version="1.2">
  <prfx1:meta>
    <prfx2:generator xmlns:prfx2="urn:oasis:names:tc:opendocument:xmlns:meta:1.0">MicrosoftOffice/16.0 MicrosoftExcel/CalculationVersion-10123</prfx2:generator>
    <dc:creator xmlns:dc="http://purl.org/dc/elements/1.1/">Thomas Counsell</dc:creator>
    <prfx2:creation-date xmlns:prfx2="urn:oasis:names:tc:opendocument:xmlns:meta:1.0">2019-02-08T09:11:57Z</prfx2:creation-date>
    <dc:date xmlns:dc="http://purl.org/dc/elements/1.1/">2019-02-08T09:11:57Z</dc:date>
  </prfx1:meta>
</prfx1:document-meta>
</file>